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7000001A688DA0005A0D549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5ebb"/>
    </style:style>
    <style:style style:name="P2" style:family="paragraph" style:parent-style-name="Heading_20_1">
      <style:text-properties officeooo:rsid="00105ebb" officeooo:paragraph-rsid="00105ebb"/>
    </style:style>
    <style:style style:name="P3" style:family="paragraph" style:parent-style-name="Heading_20_1">
      <style:text-properties officeooo:rsid="0012cd13" officeooo:paragraph-rsid="0012cd13"/>
    </style:style>
    <style:style style:name="P4" style:family="paragraph" style:parent-style-name="Text_20_body" style:list-style-name="L1">
      <style:text-properties officeooo:rsid="00119302" officeooo:paragraph-rsid="00119302"/>
    </style:style>
    <style:style style:name="P5" style:family="paragraph" style:parent-style-name="Text_20_body" style:list-style-name="L2">
      <style:text-properties officeooo:rsid="0012cd13" officeooo:paragraph-rsid="0012cd13"/>
    </style:style>
    <style:style style:name="P6" style:family="paragraph" style:parent-style-name="Text_20_body" style:list-style-name="L2">
      <style:text-properties officeooo:rsid="00135f68" officeooo:paragraph-rsid="00135f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Ra Temperature Sensor</text:p>
      <text:p text:style-name="Text_20_body"/>
      <text:h text:style-name="P2" text:outline-level="1">Requirements</text:h>
      <text:list xml:id="list1990476196" text:style-name="L1">
        <text:list-item>
          <text:p text:style-name="P4">Power source is a 18650 lithium battery (future iteration will use solar panel)</text:p>
        </text:list-item>
        <text:list-item>
          <text:p text:style-name="P4">Device can recharge battery</text:p>
        </text:list-item>
        <text:list-item>
          <text:p text:style-name="P4">Device has protections against battery overvoltage, undervoltage and short circuit.</text:p>
        </text:list-item>
        <text:list-item>
          <text:p text:style-name="P4">Temperature measurement does not have to be precise</text:p>
        </text:list-item>
      </text:list>
      <text:h text:style-name="P2" text:outline-level="1">Architecture</text:h>
      <text:p text:style-name="P1"><draw:frame draw:style-name="fr1" draw:name="Image1" text:anchor-type="paragraph" svg:width="6.6929in" svg:height="3.7209in" draw:z-index="0"><draw:image xlink:href="Pictures/10000201000002F7000001A688DA0005A0D54900.png" xlink:type="simple" xlink:show="embed" xlink:actuate="onLoad" loext:mime-type="image/png"/></draw:frame></text:p>
      <text:h text:style-name="P3" text:outline-level="1">TODO</text:h>
      <text:list xml:id="list1782923602" text:style-name="L2">
        <text:list-item>
          <text:p text:style-name="P5">Check uC voltage against RFM95</text:p>
        </text:list-item>
        <text:list-item>
          <text:p text:style-name="P5">Decide for switching voltage supply or just an LDO</text:p>
        </text:list-item>
        <text:list-item>
          <text:p text:style-name="P6">Research about battery charging/protection circui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3:32:17.604864045</meta:creation-date>
    <dc:date>2019-01-14T14:06:15.546754988</dc:date>
    <meta:editing-duration>PT23M46S</meta:editing-duration>
    <meta:editing-cycles>4</meta:editing-cycles>
    <meta:generator>LibreOffice/6.0.6.2$Linux_X86_64 LibreOffice_project/00m0$Build-2</meta:generator>
    <meta:document-statistic meta:table-count="0" meta:image-count="1" meta:object-count="0" meta:page-count="1" meta:paragraph-count="11" meta:word-count="67" meta:character-count="429" meta:non-whitespace-character-count="380"/>
  </office:meta>
</office:document-meta>
</file>